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bc39c" officeooo:paragraph-rsid="00180a8f"/>
    </style:style>
    <style:style style:name="P2" style:family="paragraph" style:parent-style-name="Text_20_body" style:list-style-name="L1">
      <style:text-properties officeooo:rsid="001dc270" officeooo:paragraph-rsid="00180a8f"/>
    </style:style>
    <style:style style:name="P3" style:family="paragraph" style:parent-style-name="Text_20_body" style:list-style-name="L1">
      <style:text-properties officeooo:rsid="001f5677" officeooo:paragraph-rsid="00180a8f"/>
    </style:style>
    <style:style style:name="P4" style:family="paragraph" style:parent-style-name="Text_20_body">
      <style:text-properties officeooo:paragraph-rsid="00180a8f"/>
    </style:style>
    <style:style style:name="P5" style:family="paragraph" style:parent-style-name="Text_20_body" style:list-style-name="L2">
      <style:text-properties officeooo:rsid="0021f010" officeooo:paragraph-rsid="001a2e92"/>
    </style:style>
    <style:style style:name="P6" style:family="paragraph" style:parent-style-name="Text_20_body">
      <style:text-properties officeooo:paragraph-rsid="001a2e92"/>
    </style:style>
    <style:style style:name="P7" style:family="paragraph" style:parent-style-name="Heading_20_2">
      <style:text-properties officeooo:paragraph-rsid="001a2e92"/>
    </style:style>
    <style:style style:name="T1" style:family="text">
      <style:text-properties officeooo:rsid="001f5677"/>
    </style:style>
    <style:style style:name="T2" style:family="text">
      <style:text-properties officeooo:rsid="0021f0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Algoritmo para cobrar un cheque genérico en un banco </text:h>
      <text:p text:style-name="P6"/>
      <text:list xml:id="list7909712631097662279" text:style-name="L2">
        <text:list-item>
          <text:p text:style-name="P5">Endosar el cheque y firmarlo.</text:p>
        </text:list-item>
        <text:list-item>
          <text:p text:style-name="P5">Hacer la cola de taquilla.</text:p>
        </text:list-item>
        <text:list-item>
          <text:p text:style-name="P5">Al llegar a taquilla informar que se desea cobrar un cheque.</text:p>
        </text:list-item>
        <text:list-item>
          <text:p text:style-name="P5">Entregar el cheque y el documento de identidad.</text:p>
        </text:list-item>
        <text:list-item>
          <text:p text:style-name="P5"><text:span text:style-name="T2">Recibir el dinero y el documento de identid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0:14:32.222842758</meta:creation-date>
    <meta:generator>LibreOffice/5.1.4.2$Linux_x86 LibreOffice_project/10m0$Build-2</meta:generator>
    <dc:date>2016-08-11T10:16:34.701564279</dc:date>
    <meta:editing-duration>PT2M2S</meta:editing-duration>
    <meta:editing-cycles>2</meta:editing-cycles>
    <meta:document-statistic meta:table-count="0" meta:image-count="0" meta:object-count="0" meta:page-count="1" meta:paragraph-count="6" meta:word-count="51" meta:character-count="271" meta:non-whitespace-character-count="230"/>
  </office:meta>
</office:document-meta>
</file>